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office:automatic-styles>
  <office:body>
    <office:text>
      <text:p text:style-name="Text_20_body"><text:span text:style-name="T1">Preliminary</text:span><text:span text:style-name="T2"> </text:span><text:span text:style-name="T3">notes:</text:span> * Example tactic: <text:a xlink:type="simple" xlink:href="https://github.com/BeautifulTrouble/Beautiful-Rising-Content/blob/master/tactics/tactic-mass-street-action.md" office:name=""><text:span text:style-name="Definition">Mass street action</text:span></text:a> * For inspiration, here are some example tactics from Beautiful Trouble: Artistic vigil, Creative disruption, Hoax. * Many questions may be answered in the <text:a xlink:type="simple" xlink:href="https://github.com/BeautifulTrouble/Beautiful-Rising-Content/blob/master/style-guide.md" office:name=""><text:span text:style-name="Definition">style guide</text:span></text:a>.</text:p>
      <text:h text:style-name="Heading_20_1" text:outline-level="1">TACTIC: [Name of tactic]</text:h>
      <text:h text:style-name="Heading_20_4" text:outline-level="4">Common uses:</text:h>
      <text:p text:style-name="First_20_paragraph">[One- or two-line list of common uses.]</text:p>
      <text:h text:style-name="Heading_20_4" text:outline-level="4">[Optional] Epigraph:</text:h>
      <text:p text:style-name="First_20_paragraph">[A short, relevant quote.]</text:p>
      <text:h text:style-name="Heading_20_4" text:outline-level="4">Body:</text:h>
      <text:p text:style-name="First_20_paragraph">[500-word (or less) write-up explaining the tactic and its virtues. The when, the why and (conceptually) the how, but NOT the low-level nuts &amp; bolts how-to.]</text:p>
      <text:h text:style-name="Heading_20_4" text:outline-level="4">[Optional] Potential pitfalls:</text:h>
      <text:p text:style-name="First_20_paragraph">[Briefly describe any potential pitfalls, if anything comes to mind of which people should beware.]</text:p>
      <text:h text:style-name="Heading_20_4" text:outline-level="4">Key PRINCIPLE at work:</text:h>
      <text:p text:style-name="First_20_paragraph">[Short (~50-100 word) write-up of the one, or at most two, most relevant principle(s). Draw from the master list of principles. If your principle is not on the list, check in w/ editors, and we might add it.]</text:p>
      <text:h text:style-name="Heading_20_5" text:outline-level="5">TitleOfFirstKeyPrinciple:</text:h>
      <text:p text:style-name="First_20_paragraph">[50words.]</text:p>
      <text:h text:style-name="Heading_20_5" text:outline-level="5">[Optional] TitleOfSecondKeyPrinciple:</text:h>
      <text:p text:style-name="First_20_paragraph">[50words.]</text:p>
      <text:h text:style-name="Heading_20_4" text:outline-level="4">Related PRINCIPLES:</text:h>
      <text:p text:style-name="First_20_paragraph">[Simple list of other related principles. Draw from the master list of principles or the master list of theories. If your preferred principles or theories are not on the list, check in w/ editors, and we might add them.]</text:p>
      <text:h text:style-name="Heading_20_4" text:outline-level="4">Key THEORY at work:</text:h>
      <text:p text:style-name="First_20_paragraph">[Short (~50-100 word) write-up of the one, or at most two, most relevant theory(ies). Draw from the the master list of theories. If your theory is not on the list, check in w/ editors, and we might add it.]</text:p>
      <text:h text:style-name="Heading_20_4" text:outline-level="4">TitleOfFirstKeyTheory:</text:h>
      <text:p text:style-name="First_20_paragraph">[50words.]</text:p>
      <text:h text:style-name="Heading_20_4" text:outline-level="4">[Optional] TitleOfSecondKeyTheory:</text:h>
      <text:p text:style-name="First_20_paragraph">[50words.]</text:p>
      <text:h text:style-name="Heading_20_4" text:outline-level="4">Related THEORIES:</text:h>
      <text:p text:style-name="First_20_paragraph">[Simple list of relevant theories. Draw from the master list of theories. If your theories are not on the list, check in w/ editors, and we might add them.]</text:p>
      <text:h text:style-name="Heading_20_4" text:outline-level="4">Related TACTICS:</text:h>
      <text:p text:style-name="First_20_paragraph">[Simple list of relevant tactics. Draw from the master list of tactics. If your preferred tactics are not on the list, check in w/ editors, and we might add them.]</text:p>
      <text:h text:style-name="Heading_20_4" text:outline-level="4">Related CASE STUDIES:</text:h>
      <text:p text:style-name="First_20_paragraph">[Simple list of relevant case studies. Draw from the master list of case studies. If your preferred case studies are not on the list, check in w/ editors, and we might add them.]</text:p>
      <text:h text:style-name="Heading_20_4" text:outline-level="4">PRACTITIONERS:</text:h>
      <text:p text:style-name="First_20_paragraph">[Simple list of relevant practitioners. Key practitioners are being briefly profiled in the book here. If your practitioners are not on this list, please add them here.]</text:p>
      <text:h text:style-name="Heading_20_4" text:outline-level="4">Learn more:</text:h>
      <text:p text:style-name="First_20_paragraph">[Links to particularly relevant content offline and online.]</text:p>
      <text:p text:style-name="Text_20_body"><text:span text:style-name="T4">For</text:span><text:span text:style-name="T5"> </text:span><text:span text:style-name="T6">each</text:span><text:span text:style-name="T7"> </text:span><text:span text:style-name="T8">item,</text:span><text:span text:style-name="T9"> </text:span><text:span text:style-name="T10">indicate:</text:span> ##### Title: #####Description: [Generally tag-lines for websites, bylines for books, bylines with publication name for articles, and "Film by" or "Documentary by" for films. Adapt as appropriate] ##### Type: [book, article, video, audio, website] ##### URL:</text:p>
      <text:h text:style-name="Heading_20_4" text:outline-level="4">Contributed by:</text:h>
      <text:p text:style-name="First_20_paragraph">[author (i.e. YOU).</text:p>
      <text:h text:style-name="Heading_20_2" text:outline-level="2">Marginalia</text:h>
      <text:h text:style-name="Heading_20_4" text:outline-level="4">Risk level:</text:h>
      <text:p text:style-name="First_20_paragraph">[Yet to be developed: a scale from 1 to 5 measuring the risk involved in using this tactic.]</text:p>
      <text:h text:style-name="Heading_20_4" text:outline-level="4">Difficulty level:</text:h>
      <text:p text:style-name="First_20_paragraph">[Yet to be developed: a scale from 1 to 5 measuring the difficulty involved in using this tactic.]</text:p>
      <text:h text:style-name="Heading_20_4" text:outline-level="4">Tags:</text:h>
      <text:p text:style-name="First_20_paragraph">[Tags for sorting/navigation purposes, drawn from the master list of tags (TK)]</text:p>
      <text:h text:style-name="Heading_20_4" text:outline-level="4">Pull quote:</text:h>
      <text:p text:style-name="First_20_paragraph">[If a sentence is particularly thought-provoking, and short attention-grabbing, please list it here for consideration as a pull quote for the piece.]</text:p>
      <text:h text:style-name="Heading_20_4" text:outline-level="4">Author’s bio:</text:h>
      <text:p text:style-name="First_20_paragraph">[If we don’t already have a bio for you, please provide a brief (one- or two-sentence) write-up about yourself. Also include a photo of yourself, as high-res as possible. If too big to upload, please email to team@beautifultrouble.org.]</text:p>
      <text:h text:style-name="Heading_20_4" text:outline-level="4">Images:</text:h>
      <text:p text:style-name="First_20_paragraph"><text:span text:style-name="T11">For</text:span><text:span text:style-name="T12"> </text:span><text:span text:style-name="T13">each</text:span><text:span text:style-name="T14"> </text:span><text:span text:style-name="T15">image:</text:span> ##### Image link: [If you have suggestions of one or more images you think would work well to illustrate this entry, please include a link to the image. Alternately, images can also be uploaded to our images folder, but please indicate the image name and link to it here. NOTE: The images need to be LARGE! Please ensure images are at least 1024 px wide, and ideally greater than 2000 px wide (at 72 dpi). If image is too large to upload, email image to team@beautifultrouble.org]</text:p>
      <text:h text:style-name="Heading_20_5" text:outline-level="5">Image caption:</text:h>
      <text:p text:style-name="First_20_paragraph">[Short description of the image.]</text:p>
      <text:h text:style-name="Heading_20_5" text:outline-level="5">Image copyright status:</text:h>
      <text:p text:style-name="First_20_paragraph">[E.g., creative commons, by permission of so-and-so,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